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text-properties officeooo:rsid="00081f66" officeooo:paragraph-rsid="00081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</text:p>
      <text:p text:style-name="P1">--- THE NEXT STEPS TO BE MADE ! ---</text:p>
      <text:p text:style-name="P1">-----------------------------------</text:p>
      <text:p text:style-name="P1"/>
      <text:p text:style-name="P1">1. FIND a set of background readings/papers to undersatnd heat curvature surface blending methods OR ask Nathan to send you this information</text:p>
      <text:p text:style-name="P1">2. REVIEW critical code components that I need , from Nathan, and go over any confusing aspects. Some of the inputs and outputs to critical subroutines still confuse me !</text:p>
      <text:p text:style-name="P1">3. WRITE more up ... over break, do write ups for { Rigid_ICP, MCF, Gradient Descent } . Read up critical background over Thanksgiving break, and IMPELMENT WHAT YOU CAN !!!</text:p>
      <text:p text:style-name="P1">4. **** SET UP equation for evaluation of an alignment ( energy functional ) </text:p>
      <text:p text:style-name="P1">5. **** SET UP equation for performing gradient descent on the alignment .. I understand a laymans gradient descent, but I don't undersand how this scales to a (4x4) matrix !</text:p>
      <text:p text:style-name="P1"/>
      <text:p text:style-name="P1">------------------------------------</text:p>
      <text:p text:style-name="P1">--- DOUBTS TO GO OVER WITH VOUGA ---</text:p>
      <text:p text:style-name="P1">------------------------------------</text:p>
      <text:p text:style-name="P1">1. Ensure you understand the deal with (manifold-watertight ) meshes and how they are related to the boundary, range / depth images <text:s/>! </text:p>
      <text:p text:style-name="P1"><text:s text:c="7"/>Just to be clear, solving this boundary ; it is 3D data ! Nathan's code takes 2D data ( note :: that could be a type, or dumb limitation ) </text:p>
      <text:p text:style-name="P1">2. </text:p>
      <text:p text:style-name="P1"/>
      <text:p text:style-name="P1"><text:tab/>[1] GENERATE an alignment between the two objects</text:p>
      <text:p text:style-name="P1"><text:tab/>[2] CALCULATE the enclosing box, and tetrahedralize the entire box (add vertices where necessary)</text:p>
      <text:p text:style-name="P1"><text:tab/>[3] MARK all original vertices as "hot" and perform heat flow until the number of connected components is 1</text:p>
      <text:p text:style-name="P1"><text:tab/>[4] PERFORM curvature flow, keeping all* original vertices constant.</text:p>
      <text:p text:style-name="P1"/>
      <text:p text:style-name="P1"><text:tab/>I don't understand steps [2] and [3] </text:p>
      <text:p text:style-name="P1"><text:s text:c="8"/>[2] Why is this tetrahedralization step critical? What is tetrahedralization, in fact ? </text:p>
      <text:p text:style-name="P1"><text:s text:c="8"/>[3] so heat eminates from the FIXED CONSTANT vertices / original vertices, yet it is the new vertices that are getting deformed !</text:p>
      <text:p text:style-name="P1">3. <text:s/></text:p>
      <text:p text:style-name="P1">4.</text:p>
      <text:p text:style-name="P1">5.</text:p>
      <text:p text:style-name="P1"/>
      <text:p text:style-name="P1">-------------------------------------------</text:p>
      <text:p text:style-name="P1">--- What progress did I make this week --- </text:p>
      <text:p text:style-name="P1">-------------------------------------------</text:p>
      <text:p text:style-name="P1">[a] I read the a couple of intersting papers; performed an in-depth survery ; realize the following</text:p>
      <text:p text:style-name="P1"><text:s text:c="2"/></text:p>
      <text:p text:style-name="P1"><text:tab/>MANY of them are useful for thinking/extending future ideas</text:p>
      <text:p text:style-name="P1"><text:tab/>BUT I also learned that most of them do not match my problem domain. </text:p>
      <text:p text:style-name="P1"><text:tab/>NONETHELESS, I can incorporate them as means of future extensions to my research</text:p>
      <text:p text:style-name="P1"><text:s text:c="3"/><text:tab/><text:tab/>and try to incorporate the knowledge I learned from them !</text:p>
      <text:p text:style-name="P1"/>
      <text:p text:style-name="P1">[b] I set up various meetings with Nathan and Brady, to better understand their codebase and problem at hand</text:p>
      <text:p text:style-name="P1"/>
      <text:p text:style-name="P1">[c] I was able to better formalize my problem statement; wrote up a short abstract. </text:p>
      <text:p text:style-name="P1"/>
      <text:p text:style-name="P1"><text:soft-page-break/>[d] I got beter clarity on my existing knowledge base. I also learnt how to write up a depth report</text:p>
      <text:p text:style-name="P1"/>
      <text:p text:style-name="P1">[e] I found a set of more papers , and useful background too consider. This helped btter formalize the problem, and formalize an understanding of concepts such as ::</text:p>
      <text:p text:style-name="P1"><text:s text:c="4"/>[1] Geometric PDES and ideas of higher-order diffeqs + discretizations </text:p>
      <text:p text:style-name="P1"><text:s text:c="4"/>[2] Rigid vs nonRigidIcp, and the set of characteristics that uniquely define Chen-Medioni's RigidICP algorithm</text:p>
      <text:p text:style-name="P1"/>
      <text:p text:style-name="P1">[f] I am VERY confident that my MCF is correct, and so too, is RigidICP</text:p>
      <text:p text:style-name="P1"/>
      <text:p text:style-name="P1">[g] Installed MeshLab, go to play around/use that .... SHIT, I still need to do this !</text:p>
      <text:p text:style-name="P1"/>
      <text:p text:style-name="P1">------------------------------</text:p>
      <text:p text:style-name="P1">--- MAJOR RESEARCH LESSONS ---</text:p>
      <text:p text:style-name="P1">------------------------------</text:p>
      <text:p text:style-name="P1">[1] Just like documentation ,get your research into writing ! Writing really makes you hash out every compoennt that was initially difficult to understand ! Yes, its an annoying, BUT critical, step </text:p>
      <text:p text:style-name="P1">[2] Sometimes, going back over the basics can be useful</text:p>
      <text:p text:style-name="P1">[3] A later paper can explain a concept better than the original paper</text:p>
      <text:p text:style-name="P1">[4] If you can understand the intro-conclusion-abstract just like an SAT exam, you have a good enough idea of the paper, and can immediately ascertain whether it does or does not belong to your problem domain. </text:p>
      <text:p text:style-name="P1">[5] Be VERY consistent with making progress in research</text:p>
      <text:p text:style-name="P1">[6] Learned how to collobarate amongst multiple researchers/people of different experience. Formulating a problem staetment well to thsoe who have no exposure to your domain is rather critical</text:p>
      <text:p text:style-name="P1">[7]</text:p>
      <text:p text:style-name="P1">[8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Hari Sridhar</meta:printed-by>
    <meta:print-date>2016-11-21T01:00:59.299313982</meta:print-date>
    <dc:date>2016-11-21T02:22:27.616057943</dc:date>
    <dc:creator>Hari Sridhar</dc:creator>
    <meta:document-statistic meta:table-count="0" meta:image-count="0" meta:object-count="0" meta:page-count="2" meta:paragraph-count="52" meta:word-count="651" meta:character-count="4017" meta:non-whitespace-character-count="3356"/>
    <meta:generator>LibreOffice/4.2.8.2$Linux_X86_64 LibreOffice_project/420m0$Build-2</meta:generator>
  </office:meta>
</office:document-meta>
</file>